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 style:protect="size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6cm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CMU Serif'" style:font-family-generic="roman" style:font-pitch="variable" fo:font-size="10.5pt" style:font-size-asian="10.5pt" style:font-size-complex="10.5pt"/>
    </style:style>
    <style:style style:name="T1" style:family="text">
      <style:text-properties fo:font-family="'CMU Serif'" style:font-family-generic="roman" style:font-pitch="variable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.464cm" svg:height="0.504cm" svg:x="7.366cm" svg:y="6.3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.469cm" svg:height="0.504cm" svg:x="11.43cm" svg:y="7.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943cm" svg:height="0.509cm" svg:x="14.224cm" svg:y="8.3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1.541cm" svg:height="0.504cm" svg:x="9.398cm" svg:y="9.14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1.464cm" svg:height="0.504cm" svg:x="7.366cm" svg:y="7.8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1.507cm" svg:height="0.504cm" svg:x="7.366cm" svg:y="9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1.519cm" svg:height="0.504cm" svg:x="7.366cm" svg:y="11.4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" draw:text-style-name="P1" draw:layer="layout" svg:x1="8.83cm" svg:y1="6.604cm" svg:x2="9.398cm" svg:y2="9.148cm">
          <text:p/>
        </draw:line>
        <draw:custom-shape draw:style-name="gr3" draw:text-style-name="P1" draw:layer="layout" svg:width="2.015cm" svg:height="0.504cm" svg:x="9.161cm" svg:y="9.14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89cm" svg:y1="11.43cm" svg:x2="9.398cm" svg:y2="9.652cm">
          <text:p/>
        </draw:line>
        <draw:line draw:style-name="gr2" draw:text-style-name="P1" draw:layer="layout" svg:x1="8.83cm" svg:y1="6.604cm" svg:x2="11.43cm" svg:y2="7.62cm">
          <text:p/>
        </draw:line>
        <draw:line draw:style-name="gr2" draw:text-style-name="P1" draw:layer="layout" svg:x1="11.176cm" svg:y1="9.398cm" svg:x2="11.684cm" svg:y2="7.874cm">
          <text:p/>
        </draw:line>
        <draw:line draw:style-name="gr2" draw:text-style-name="P1" draw:layer="layout" svg:x1="11.176cm" svg:y1="9.398cm" svg:x2="13.97cm" svg:y2="8.886cm">
          <text:p/>
        </draw:line>
        <draw:custom-shape draw:style-name="gr3" draw:text-style-name="P1" draw:layer="layout" svg:width="1.27cm" svg:height="0.504cm" svg:x="13.97cm" svg:y="8.3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899cm" svg:y1="7.62cm" svg:x2="13.97cm" svg:y2="8.382cm">
          <text:p/>
        </draw:line>
        <draw:path draw:style-name="gr2" draw:text-style-name="P1" draw:layer="layout" svg:width="5.365cm" svg:height="2.722cm" draw:transform="skewX (0.0425860337486616) rotate (0.177499984927823) translate (8.82999999749129cm 6.62749283866093cm)" svg:viewBox="0 0 5366 2723" svg:d="m0 0c4964 0 5366 2723 5366 2723">
          <text:p/>
        </draw:path>
        <draw:custom-shape draw:style-name="gr3" draw:text-style-name="P1" draw:layer="layout" svg:width="2.015cm" svg:height="0.504cm" svg:x="7.112cm" svg:y="11.4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286cm" svg:height="0.687cm" svg:x="9.652cm" svg:y="9.652cm">
          <draw:text-box>
            <text:p text:style-name="P2"><text:span text:style-name="T1">First UIP</text:span></text:p>
          </draw:text-box>
        </draw:frame>
        <draw:frame draw:style-name="gr4" draw:text-style-name="P2" draw:layer="layout" svg:width="1.27cm" svg:height="0.687cm" svg:x="7.62cm" svg:y="11.934cm">
          <draw:text-box>
            <text:p text:style-name="P2"><text:span text:style-name="T1">UIP</text:span></text:p>
          </draw:text-box>
        </draw:frame>
        <draw:frame draw:style-name="gr5" draw:text-style-name="P2" draw:layer="layout" svg:width="2.032cm" svg:height="0.766cm" svg:x="13.716cm" svg:y="8.886cm">
          <draw:text-box>
            <text:p text:style-name="P2"><text:span text:style-name="T1">conflict</text:span></text:p>
          </draw:text-box>
        </draw:frame>
        <draw:frame draw:style-name="gr5" draw:text-style-name="P2" draw:layer="layout" svg:width="2.032cm" svg:height="0.766cm" svg:x="7.112cm" svg:y="10.918cm">
          <draw:text-box>
            <text:p text:style-name="P2"><text:span text:style-name="T1">decision</text:span></text:p>
          </draw:text-box>
        </draw:frame>
        <draw:frame draw:style-name="gr5" draw:text-style-name="P2" draw:layer="layout" svg:width="0.762cm" svg:height="0.766cm" svg:x="9.144cm" svg:y="7.87cm">
          <draw:text-box>
            <text:p text:style-name="P2"><text:span text:style-name="T1">3</text:span></text:p>
          </draw:text-box>
        </draw:frame>
        <draw:frame draw:style-name="gr5" draw:text-style-name="P2" draw:layer="layout" svg:width="0.762cm" svg:height="0.766cm" svg:x="9.144cm" svg:y="10.41cm">
          <draw:text-box>
            <text:p text:style-name="P2"><text:span text:style-name="T1">3</text:span></text:p>
          </draw:text-box>
        </draw:frame>
        <draw:frame draw:style-name="gr5" draw:text-style-name="P2" draw:layer="layout" svg:width="0.762cm" svg:height="0.766cm" svg:x="11.43cm" svg:y="8.128cm">
          <draw:text-box>
            <text:p text:style-name="P2"><text:span text:style-name="T1">5</text:span></text:p>
          </draw:text-box>
        </draw:frame>
        <draw:frame draw:style-name="gr5" draw:text-style-name="P2" draw:layer="layout" svg:width="0.762cm" svg:height="0.766cm" svg:x="12.192cm" svg:y="8.632cm">
          <draw:text-box>
            <text:p text:style-name="P2"><text:span text:style-name="T1">7</text:span></text:p>
          </draw:text-box>
        </draw:frame>
        <draw:frame draw:style-name="gr5" draw:text-style-name="P2" draw:layer="layout" svg:width="0.762cm" svg:height="0.766cm" svg:x="12.954cm" svg:y="7.362cm">
          <draw:text-box>
            <text:p text:style-name="P2"><text:span text:style-name="T1">7</text:span></text:p>
          </draw:text-box>
        </draw:frame>
        <draw:frame draw:style-name="gr5" draw:text-style-name="P2" draw:layer="layout" svg:width="0.762cm" svg:height="0.766cm" svg:x="11.684cm" svg:y="5.842cm">
          <draw:text-box>
            <text:p text:style-name="P2"><text:span text:style-name="T1">7</text:span></text:p>
          </draw:text-box>
        </draw:frame>
        <draw:frame draw:style-name="gr5" draw:text-style-name="P2" draw:layer="layout" svg:width="0.762cm" svg:height="0.766cm" svg:x="10.16cm" svg:y="6.604cm">
          <draw:text-box>
            <text:p text:style-name="P2"><text:span text:style-name="T1">5</text:span></text:p>
          </draw:text-box>
        </draw:frame>
        <draw:path draw:style-name="gr6" draw:text-style-name="P1" draw:layer="layout" svg:width="4.429cm" svg:height="1.897cm" draw:transform="rotate (-2.29737689440014) translate (16.1507699300949cm 7.10297194575281cm)" svg:viewBox="0 0 4430 1898" svg:d="m0 1898c3059 0 4430-1898 4430-1898">
          <text:p/>
        </draw:path>
        <draw:path draw:style-name="gr6" draw:text-style-name="P1" draw:layer="layout" svg:width="4.999cm" svg:height="3.302cm" draw:transform="skewX (-0.556410965535792) rotate (-2.63457450588544) translate (16.6081732257189cm 7.47818095476168cm)" svg:viewBox="0 0 5000 3303" svg:d="m0 3303c4999-2 5000-3303 5000-3303">
          <text:p/>
        </draw:path>
        <draw:path draw:style-name="gr6" draw:text-style-name="P1" draw:layer="layout" svg:width="4.619cm" svg:height="3.193cm" draw:transform="rotate (-2.276258410451) translate (12.6424777701672cm 7.9128137232992cm)" svg:viewBox="0 0 4620 3194" svg:d="m0 3194c4004 0 4620-3194 4620-3194">
          <text:p/>
        </draw:path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8T15:30:09</meta:creation-date>
    <meta:editing-duration>PT1H38M34S</meta:editing-duration>
    <meta:editing-cycles>3</meta:editing-cycles>
    <dc:date>2012-05-28T17:23:54</dc:date>
    <meta:generator>LibreOffice/3.4$Unix LibreOffice_project/340m1$Build-402</meta:generator>
    <meta:document-statistic meta:object-count="54"/>
  </office:meta>
</office:document-meta>
</file>

<file path=Object 1/content.xml><?xml version="1.0" encoding="utf-8"?>
<math xmlns="http://www.w3.org/1998/Math/MathML">
  <semantics>
    <mrow>
      <mrow>
        <mrow>
          <mn>0</mn>
          <mo stretchy="false">/</mo>
          <mi>A</mi>
        </mrow>
        <mo stretchy="false">=</mo>
        <mi>t</mi>
      </mrow>
    </mrow>
    <annotation encoding="StarMath 5.0">0/A=t</annotation>
  </semantics>
</math>
</file>

<file path=Object 2/content.xml><?xml version="1.0" encoding="utf-8"?>
<math xmlns="http://www.w3.org/1998/Math/MathML">
  <semantics>
    <mrow>
      <mrow>
        <mrow>
          <mn>3</mn>
          <mo stretchy="false">/</mo>
          <mi>Z</mi>
        </mrow>
        <mo stretchy="false">=</mo>
        <mi>t</mi>
      </mrow>
    </mrow>
    <annotation encoding="StarMath 5.0">3/Z=t</annotation>
  </semantics>
</math>
</file>

<file path=Object 3/content.xml><?xml version="1.0" encoding="utf-8"?>
<math xmlns="http://www.w3.org/1998/Math/MathML">
  <semantics>
    <mrow>
      <mrow>
        <mn>3</mn>
        <mo stretchy="false">/</mo>
        <mo stretchy="false">{</mo>
      </mrow>
      <mo stretchy="false">}</mo>
    </mrow>
    <annotation encoding="StarMath 5.0">3/\{\}</annotation>
  </semantics>
</math>
</file>

<file path=Object 4/content.xml><?xml version="1.0" encoding="utf-8"?>
<math xmlns="http://www.w3.org/1998/Math/MathML">
  <semantics>
    <mrow>
      <mrow>
        <mrow>
          <mn>3</mn>
          <mo stretchy="false">/</mo>
          <mi>Y</mi>
        </mrow>
        <mo stretchy="false">=</mo>
        <mi>t</mi>
      </mrow>
    </mrow>
    <annotation encoding="StarMath 5.0">3/Y=t</annotation>
  </semantics>
</math>
</file>

<file path=Object 5/content.xml><?xml version="1.0" encoding="utf-8"?>
<math xmlns="http://www.w3.org/1998/Math/MathML">
  <semantics>
    <mrow>
      <mrow>
        <mrow>
          <mn>1</mn>
          <mo stretchy="false">/</mo>
          <mi>B</mi>
        </mrow>
        <mo stretchy="false">=</mo>
        <mi>t</mi>
      </mrow>
    </mrow>
    <annotation encoding="StarMath 5.0">1/B=t</annotation>
  </semantics>
</math>
</file>

<file path=Object 6/content.xml><?xml version="1.0" encoding="utf-8"?>
<math xmlns="http://www.w3.org/1998/Math/MathML">
  <semantics>
    <mrow>
      <mrow>
        <mrow>
          <mn>2</mn>
          <mo stretchy="false">/</mo>
          <mi>C</mi>
        </mrow>
        <mo stretchy="false">=</mo>
        <mi>t</mi>
      </mrow>
    </mrow>
    <annotation encoding="StarMath 5.0">2/C=t</annotation>
  </semantics>
</math>
</file>

<file path=Object 7/content.xml><?xml version="1.0" encoding="utf-8"?>
<math xmlns="http://www.w3.org/1998/Math/MathML">
  <semantics>
    <mrow>
      <mrow>
        <mrow>
          <mn>3</mn>
          <mo stretchy="false">/</mo>
          <mi>X</mi>
        </mrow>
        <mo stretchy="false">=</mo>
        <mi>t</mi>
      </mrow>
    </mrow>
    <annotation encoding="StarMath 5.0">3/X=t</annotation>
  </semantics>
</math>
</file>